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48cm"/>
    </style:style>
    <style:style style:name="gr2" style:family="graphic" style:parent-style-name="standard">
      <style:graphic-properties draw:stroke="none" svg:stroke-color="#000000" draw:fill="none" draw:fill-color="#ffffff" fo:min-height="0.83cm"/>
    </style:style>
    <style:style style:name="gr3" style:family="graphic" style:parent-style-name="standard">
      <style:graphic-properties draw:stroke="none" svg:stroke-color="#000000" draw:fill="none" draw:fill-color="#ffffff" fo:min-height="0.99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16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text-properties fo:font-size="12pt" style:font-size-asian="14pt" style:font-size-complex="14pt"/>
    </style:style>
    <style:style style:name="P2" style:family="paragraph">
      <style:paragraph-properties fo:text-align="center"/>
      <style:text-properties fo:font-size="12pt" style:font-size-asian="14pt" style:font-size-complex="14pt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8cm" svg:height="0.725cm" svg:x="14.743cm" svg:y="2.27cm">
          <draw:text-box>
            <text:p text:style-name="P1"><text:span text:style-name="T1">Sections</text:span></text:p>
          </draw:text-box>
        </draw:frame>
        <draw:frame draw:style-name="gr2" draw:text-style-name="P1" draw:layer="layout" svg:width="2.268cm" svg:height="1.08cm" svg:x="14.743cm" svg:y="5.569cm">
          <draw:text-box>
            <text:p text:style-name="P1"><text:span text:style-name="T1">Positions</text:span></text:p>
          </draw:text-box>
        </draw:frame>
        <draw:frame draw:style-name="gr3" draw:text-style-name="P1" draw:layer="layout" svg:width="3.402cm" svg:height="1.249cm" svg:x="14.743cm" svg:y="3.771cm">
          <draw:text-box>
            <text:p text:style-name="P1"><text:span text:style-name="T1">Categories</text:span></text:p>
            <text:p text:style-name="P1"><text:span text:style-name="T1">(Departments)</text:span></text:p>
          </draw:text-box>
        </draw:frame>
        <draw:custom-shape draw:style-name="gr4" draw:text-style-name="P2" draw:id="id1" draw:layer="layout" svg:width="2.269cm" svg:height="0.549cm" svg:x="5.104cm" svg:y="7.219cm">
          <text:p text:style-name="P2"><text:span text:style-name="T1">Jane Do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268cm" svg:height="0.766cm" svg:x="14.743cm" svg:y="7.219cm">
          <draw:text-box>
            <text:p text:style-name="P3"><text:span text:style-name="T1">Cont</text:span><text:span text:style-name="T2">acts</text:span></text:p>
          </draw:text-box>
        </draw:frame>
        <draw:custom-shape draw:style-name="gr4" draw:text-style-name="P4" draw:id="id4" draw:layer="layout" svg:width="2.617cm" svg:height="0.549cm" svg:x="9.292cm" svg:y="7.219cm">
          <text:p text:style-name="P4">John Public</text:p>
          <draw:enhanced-geometry svg:viewBox="0 0 21600 21600" draw:type="rectangle" draw:enhanced-path="M 0 0 L 21600 0 21600 21600 0 21600 0 0 Z N"/>
        </draw:custom-shape>
        <draw:custom-shape draw:style-name="gr4" draw:text-style-name="P4" draw:id="id8" draw:layer="layout" svg:width="4.535cm" svg:height="0.55cm" svg:x="4.538cm" svg:y="2.27cm">
          <text:p text:style-name="P4">Southern Asia Division</text:p>
          <draw:enhanced-geometry svg:viewBox="0 0 21600 21600" draw:type="rectangle" draw:enhanced-path="M 0 0 L 21600 0 21600 21600 0 21600 0 0 Z N"/>
        </draw:custom-shape>
        <draw:custom-shape draw:style-name="gr4" draw:text-style-name="P4" draw:id="id9" draw:layer="layout" svg:width="1.701cm" svg:height="0.55cm" svg:x="10.208cm" svg:y="2.27cm">
          <text:p text:style-name="P4">Unions</text:p>
          <draw:enhanced-geometry svg:viewBox="0 0 21600 21600" draw:type="rectangle" draw:enhanced-path="M 0 0 L 21600 0 21600 21600 0 21600 0 0 Z N"/>
        </draw:custom-shape>
        <draw:custom-shape draw:style-name="gr4" draw:text-style-name="P4" draw:id="id7" draw:layer="layout" svg:width="4.535cm" svg:height="0.55cm" svg:x="9.641cm" svg:y="3.92cm">
          <text:p text:style-name="P4">Southwest India Union</text:p>
          <draw:enhanced-geometry svg:viewBox="0 0 21600 21600" draw:type="rectangle" draw:enhanced-path="M 0 0 L 21600 0 21600 21600 0 21600 0 0 Z N"/>
        </draw:custom-shape>
        <draw:custom-shape draw:style-name="gr4" draw:text-style-name="P4" draw:id="id6" draw:layer="layout" svg:width="5.669cm" svg:height="0.55cm" svg:x="2.837cm" svg:y="3.92cm">
          <text:p text:style-name="P4">India Financial Association</text:p>
          <draw:enhanced-geometry svg:viewBox="0 0 21600 21600" draw:type="rectangle" draw:enhanced-path="M 0 0 L 21600 0 21600 21600 0 21600 0 0 Z N"/>
        </draw:custom-shape>
        <draw:custom-shape draw:style-name="gr4" draw:text-style-name="P4" draw:id="id2" draw:layer="layout" svg:width="2.835cm" svg:height="0.55cm" svg:x="2.837cm" svg:y="5.569cm">
          <text:p text:style-name="P4">Director</text:p>
          <draw:enhanced-geometry svg:viewBox="0 0 21600 21600" draw:type="rectangle" draw:enhanced-path="M 0 0 L 21600 0 21600 21600 0 21600 0 0 Z N"/>
        </draw:custom-shape>
        <draw:custom-shape draw:style-name="gr4" draw:text-style-name="P4" draw:id="id3" draw:layer="layout" svg:width="2.268cm" svg:height="0.55cm" svg:x="6.805cm" svg:y="5.569cm">
          <text:p text:style-name="P4">Treasurer</text:p>
          <draw:enhanced-geometry svg:viewBox="0 0 21600 21600" draw:type="rectangle" draw:enhanced-path="M 0 0 L 21600 0 21600 21600 0 21600 0 0 Z N"/>
        </draw:custom-shape>
        <draw:custom-shape draw:style-name="gr4" draw:text-style-name="P4" draw:id="id5" draw:layer="layout" svg:width="2.268cm" svg:height="0.55cm" svg:x="10.774cm" svg:y="5.569cm">
          <text:p text:style-name="P4">Secretar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6.238cm" svg:y1="7.219cm" svg:x2="4.254cm" svg:y2="6.119cm" draw:start-shape="id1" draw:start-glue-point="0" draw:end-shape="id2" draw:end-glue-point="2" svg:d="m6238 7219c0-825-1984-275-1984-1100">
          <text:p/>
        </draw:connector>
        <draw:connector draw:style-name="gr6" draw:text-style-name="P4" draw:layer="layout" draw:type="curve" svg:x1="6.238cm" svg:y1="7.219cm" svg:x2="7.939cm" svg:y2="6.119cm" draw:start-shape="id1" draw:start-glue-point="0" draw:end-shape="id3" draw:end-glue-point="2" svg:d="m6238 7219c0-825 1701-275 1701-1100">
          <text:p/>
        </draw:connector>
        <draw:connector draw:style-name="gr6" draw:text-style-name="P4" draw:layer="layout" draw:type="curve" svg:x1="10.6cm" svg:y1="7.219cm" svg:x2="11.908cm" svg:y2="6.119cm" draw:start-shape="id4" draw:start-glue-point="0" draw:end-shape="id5" draw:end-glue-point="2" svg:d="m10600 7219c0-825 1308-275 1308-1100">
          <text:p/>
        </draw:connector>
        <draw:connector draw:style-name="gr6" draw:text-style-name="P4" draw:layer="layout" draw:type="curve" svg:x1="4.254cm" svg:y1="5.569cm" svg:x2="5.671cm" svg:y2="4.47cm" draw:start-shape="id2" draw:start-glue-point="0" draw:end-shape="id6" draw:end-glue-point="2" svg:d="m4254 5569c0-823 1417-274 1417-1099">
          <text:p/>
        </draw:connector>
        <draw:connector draw:style-name="gr6" draw:text-style-name="P4" draw:layer="layout" draw:type="curve" svg:x1="7.939cm" svg:y1="5.569cm" svg:x2="11.908cm" svg:y2="4.47cm" draw:start-shape="id3" draw:start-glue-point="0" draw:end-shape="id7" draw:end-glue-point="2" svg:d="m7939 5569c0-823 3969-274 3969-1099">
          <text:p/>
        </draw:connector>
        <draw:connector draw:style-name="gr6" draw:text-style-name="P4" draw:layer="layout" draw:type="curve" svg:x1="11.908cm" svg:y1="5.569cm" svg:x2="11.908cm" svg:y2="4.47cm" draw:start-shape="id5" draw:start-glue-point="0" draw:end-shape="id7" draw:end-glue-point="2" svg:d="m11908 5569v-1099">
          <text:p/>
        </draw:connector>
        <draw:connector draw:style-name="gr6" draw:text-style-name="P4" draw:layer="layout" draw:type="curve" svg:x1="5.671cm" svg:y1="3.92cm" svg:x2="6.805cm" svg:y2="2.82cm" draw:start-shape="id6" draw:start-glue-point="0" draw:end-shape="id8" draw:end-glue-point="2" svg:d="m5671 3920c0-825 1134-275 1134-1100">
          <text:p/>
        </draw:connector>
        <draw:connector draw:style-name="gr6" draw:text-style-name="P4" draw:layer="layout" draw:type="curve" svg:x1="11.908cm" svg:y1="3.92cm" svg:x2="11.058cm" svg:y2="2.82cm" draw:start-shape="id7" draw:start-glue-point="0" draw:end-shape="id9" draw:end-glue-point="2" svg:d="m11908 3920c0-825-850-275-850-1100">
          <text:p/>
        </draw:connector>
        <draw:line draw:style-name="gr7" draw:text-style-name="P4" draw:layer="layout" svg:x1="17.578cm" svg:y1="3.37cm" svg:x2="2.27cm" svg:y2="3.37cm">
          <text:p/>
        </draw:line>
        <draw:line draw:style-name="gr7" draw:text-style-name="P4" draw:layer="layout" svg:x1="17.578cm" svg:y1="5.019cm" svg:x2="2.27cm" svg:y2="5.019cm">
          <text:p/>
        </draw:line>
        <draw:line draw:style-name="gr7" draw:text-style-name="P4" draw:layer="layout" svg:x1="17.578cm" svg:y1="6.669cm" svg:x2="2.27cm" svg:y2="6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ven Oxley</meta:initial-creator>
    <meta:creation-date>2009-04-01T15:04:44.18</meta:creation-date>
    <dc:date>2009-04-01T15:31:23.98</dc:date>
    <dc:creator>Steven Oxley</dc:creator>
    <meta:editing-duration>PT00H10M58S</meta:editing-duration>
    <meta:editing-cycles>1</meta:editing-cycles>
    <meta:document-statistic meta:object-count="24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